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45d5" officeooo:paragraph-rsid="000c45d5"/>
    </style:style>
    <style:style style:name="P2" style:family="paragraph" style:parent-style-name="Standard">
      <style:text-properties officeooo:rsid="000c45d5" officeooo:paragraph-rsid="00127449"/>
    </style:style>
    <style:style style:name="P3" style:family="paragraph" style:parent-style-name="Standard">
      <style:text-properties officeooo:rsid="000c45d5" officeooo:paragraph-rsid="0014354c"/>
    </style:style>
    <style:style style:name="P4" style:family="paragraph" style:parent-style-name="Standard">
      <style:text-properties officeooo:rsid="000c45d5" officeooo:paragraph-rsid="00162892"/>
    </style:style>
    <style:style style:name="P5" style:family="paragraph" style:parent-style-name="Standard">
      <style:text-properties officeooo:rsid="000c45d5" officeooo:paragraph-rsid="00199379"/>
    </style:style>
    <style:style style:name="P6" style:family="paragraph" style:parent-style-name="Standard">
      <style:text-properties officeooo:rsid="000cf2cd" officeooo:paragraph-rsid="000cf2cd"/>
    </style:style>
    <style:style style:name="P7" style:family="paragraph" style:parent-style-name="Standard">
      <style:text-properties officeooo:rsid="000f66b2" officeooo:paragraph-rsid="000f66b2"/>
    </style:style>
    <style:style style:name="P8" style:family="paragraph" style:parent-style-name="Standard">
      <style:text-properties officeooo:rsid="001e626e" officeooo:paragraph-rsid="001e626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text-properties officeooo:paragraph-rsid="002a87ba"/>
    </style:style>
    <style:style style:name="P13" style:family="paragraph" style:parent-style-name="Standard">
      <style:text-properties style:text-underline-style="none" officeooo:rsid="0014354c" officeooo:paragraph-rsid="0014354c"/>
    </style:style>
    <style:style style:name="P14" style:family="paragraph" style:parent-style-name="Standard">
      <style:text-properties style:text-underline-style="none" officeooo:rsid="001e626e" officeooo:paragraph-rsid="001e626e"/>
    </style:style>
    <style:style style:name="P15" style:family="paragraph" style:parent-style-name="Standard">
      <style:text-properties style:text-underline-style="none" officeooo:rsid="001f7721" officeooo:paragraph-rsid="001f7721"/>
    </style:style>
    <style:style style:name="P16" style:family="paragraph" style:parent-style-name="Standard">
      <style:text-properties style:text-underline-style="none" officeooo:rsid="00211fea" officeooo:paragraph-rsid="00211fea"/>
    </style:style>
    <style:style style:name="P17" style:family="paragraph" style:parent-style-name="Standard">
      <style:text-properties style:text-underline-style="none" officeooo:rsid="00212677" officeooo:paragraph-rsid="0023819d"/>
    </style:style>
    <style:style style:name="P18" style:family="paragraph" style:parent-style-name="Standard">
      <style:text-properties style:text-underline-style="none" officeooo:rsid="002563f3" officeooo:paragraph-rsid="002563f3"/>
    </style:style>
    <style:style style:name="P19" style:family="paragraph" style:parent-style-name="Standard">
      <style:text-properties officeooo:rsid="000c45d5" officeooo:paragraph-rsid="0028e14e"/>
    </style:style>
    <style:style style:name="P20" style:family="paragraph" style:parent-style-name="Standard">
      <style:text-properties officeooo:paragraph-rsid="002a87ba"/>
    </style:style>
    <style:style style:name="P21" style:family="paragraph" style:parent-style-name="List_20_Contents">
      <style:paragraph-properties fo:margin-top="0cm" fo:margin-bottom="0.499cm" loext:contextual-spacing="false"/>
    </style:style>
    <style:style style:name="T1" style:family="text">
      <style:text-properties officeooo:rsid="000cf2cd"/>
    </style:style>
    <style:style style:name="T2" style:family="text">
      <style:text-properties officeooo:rsid="000f66b2"/>
    </style:style>
    <style:style style:name="T3" style:family="text">
      <style:text-properties officeooo:rsid="000fb92b"/>
    </style:style>
    <style:style style:name="T4" style:family="text">
      <style:text-properties officeooo:rsid="00127449"/>
    </style:style>
    <style:style style:name="T5" style:family="text">
      <style:text-properties officeooo:rsid="001349b5"/>
    </style:style>
    <style:style style:name="T6" style:family="text">
      <style:text-properties style:text-underline-style="none"/>
    </style:style>
    <style:style style:name="T7" style:family="text">
      <style:text-properties style:text-underline-style="none" officeooo:rsid="0014354c"/>
    </style:style>
    <style:style style:name="T8" style:family="text">
      <style:text-properties officeooo:rsid="00162892"/>
    </style:style>
    <style:style style:name="T9" style:family="text">
      <style:text-properties officeooo:rsid="00170ac4"/>
    </style:style>
    <style:style style:name="T10" style:family="text">
      <style:text-properties officeooo:rsid="0018b622"/>
    </style:style>
    <style:style style:name="T11" style:family="text">
      <style:text-properties officeooo:rsid="00197306"/>
    </style:style>
    <style:style style:name="T12" style:family="text">
      <style:text-properties officeooo:rsid="00199379"/>
    </style:style>
    <style:style style:name="T13" style:family="text">
      <style:text-properties officeooo:rsid="00211fea"/>
    </style:style>
    <style:style style:name="T14" style:family="text">
      <style:text-properties officeooo:rsid="00212677"/>
    </style:style>
    <style:style style:name="T15" style:family="text">
      <style:text-properties officeooo:rsid="00223bf8"/>
    </style:style>
    <style:style style:name="T16" style:family="text">
      <style:text-properties officeooo:rsid="0023819d"/>
    </style:style>
    <style:style style:name="T17" style:family="text">
      <style:text-properties officeooo:rsid="002563f3"/>
    </style:style>
    <style:style style:name="T18" style:family="text">
      <style:text-properties officeooo:rsid="0028e021"/>
    </style:style>
    <style:style style:name="T19" style:family="text">
      <style:text-properties officeooo:rsid="0028e14e"/>
    </style:style>
    <style:style style:name="T20" style:family="text">
      <style:text-properties fo:font-weight="bold" officeooo:rsid="0028e14e" style:font-weight-asian="bold" style:font-weight-complex="bold"/>
    </style:style>
    <style:style style:name="T21" style:family="text">
      <style:text-properties officeooo:rsid="000c45d5"/>
    </style:style>
    <style:style style:name="T22" style:family="text">
      <style:text-properties officeooo:rsid="002a87ba"/>
    </style:style>
    <style:style style:name="T23" style:family="text">
      <style:text-properties fo:font-style="italic"/>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ory</text:p>
      <text:p text:style-name="P3"/>
      <text:p text:style-name="P3"/>
      <text:p text:style-name="P13">Die Grundgeschichte</text:p>
      <text:p text:style-name="P13"/>
      <text:p text:style-name="P15">Wir befinden uns im Jahre 1773 im östlichen Teil von Indien (Bengalen), die East-India-Company, herrscht über dieses Gebiet und zwingt die einheimische Bevölkerung, zu <text:span text:style-name="T17">unfairen</text:span> Bedingungen Handelsgüter anzubauen, welche die EIC, nach Europa und Indien weiterverkauft. 1770 bricht, durch das Handeln der EIC, eine Hungersnot in Bengalen aus, es kommt zu Aufständen, Verödung der Landstriche und hunderten von Hungertoten. </text:p>
      <text:p text:style-name="P15"/>
      <text:p text:style-name="P15">Berichte über die <text:span text:style-name="T17">katastrophalen </text:span>Zustände in Indien, entsetzen die britische Öffentlichkeit <text:span text:style-name="T18">dermaßen</text:span>, dass das Parlament einen Untersuchungsausschuss einberuft der die Angelegenheit klären soll. Zur selben Zeit bricht aus Kalkutta ein Dampfschiff der EIC auf um den Stationsleiter Kurz, aus den äußersten Company-Gebieten zurück zu beordern...</text:p>
      <text:p text:style-name="P13"/>
      <text:p text:style-name="P13"/>
      <text:p text:style-name="P8"><text:span text:style-name="T7">C</text:span><text:span text:style-name="T6">haraktere</text:span></text:p>
      <text:p text:style-name="P14"/>
      <text:p text:style-name="P14"><text:span text:style-name="T13">Joseph Marlow / </text:span>Der Schreiber (Spielfigur)</text:p>
      <text:p text:style-name="P15">Der Spieler übernimmt die Rolle des Schreibers Joseph Marlow, einem jungen unerfahrenen Schreiber der britischen Armee, welcher auf das Dampfchiff der EIC zugeteilt wird. Er soll die gesamte fahrt dokumentieren und Dem Kommandanten als Ordonanz dienen.</text:p>
      <text:p text:style-name="P14"/>
      <text:p text:style-name="P14">Der Kommandant</text:p>
      <text:p text:style-name="P14"/>
      <text:p text:style-name="P16"><text:span text:style-name="T16">Major </text:span>James Cobbler/ Der Kommandant</text:p>
      <text:p text:style-name="P16">James Cobbler ist der leitende Offizier auf dem Dampfschiff. Er ist ein ambitionierter Aufsteiger, der ursprünglich aus ärmlichen Verhältnissen kommt. Er hat es durch seinen Ehrgeiz geschafft, trotz <text:s/>seiner Herkunft in den Rängen der East-India-Company aufzusteigen und nimmt für sein vergleichsweise junges Alter bereits eine hohe Position ein. Cobbler sieht die Mission als Chance, noch weiter aufzusteigen.</text:p>
      <text:p text:style-name="P16"/>
      <text:p text:style-name="P16">William „Bill“ McGregor/ Der Skipper</text:p>
      <text:p text:style-name="P16"/>
      <text:p text:style-name="P16">Der aus Schottland stammende Steuermann ist das älteste Mitglied der Mannschaft. Er arbeitet bereits sein halbes Leben für die Company und möchte sich möglichst bald zur Ruhe setzten. Die</text:p>
      <text:p text:style-name="P16"/>
      <text:p text:style-name="P14"/>
      <text:p text:style-name="P14"><text:span text:style-name="T14">Bahadur Sahib/ </text:span>Der Sepoy</text:p>
      <text:p text:style-name="P14"/>
      <text:p text:style-name="P17">Bahadur ist, das einzige aus Indien stammende Mitglied der Crew. Bahadur stammt ursprünglich aus einer wohlhabenden Adelsfamilie und hat weitreichende Bildung erfahren. <text:span text:style-name="T15">Als die Briten das Herrschaftsgebiet seiner Familie besetzen, beschließt er sich gegen den Willen seiner Familie, <text:s/>als Sepoy (indische Hilfstruppen) in die britische Armee einzutreten, woraufhin er von seiner Familie ausgestoßen und enterbt wird. Ohne Finanzielle Mittel bleibt ihm nichts weiteres übrig, seinen Dienst als einfacher Soldat anzutreten. Er hofft darauf Abenteuer erleben zu können und eines Tages, durch sein Engagement, zu einem Offizier aufzusteigen. Leider wird ihm dieses Unterfangen durch die rassistische Ressentiments, seiner Vorgesetzten erschwert.</text:span></text:p>
      <text:p text:style-name="P17"/>
      <text:p text:style-name="P17"/>
      <text:p text:style-name="P17"><text:span text:style-name="T15"><text:s/></text:span></text:p>
      <text:p text:style-name="P18"><text:soft-page-break/>Captain Willard / Der Ranger</text:p>
      <text:p text:style-name="P18"/>
      <text:p text:style-name="P18">Willard stammt aus den nördlichen Gebieten der amerikanischen Kolonien (Kanada). Er ist ein Veteran, des Siebenjährigen Krieges und gehörte einst de<text:span text:style-name="T19">n </text:span>berühmt-berüchtigten Roger‘s Rangers an, einer britischen Spezialeinheit, die sich die Kampftaktik der amerikanischen Ureinwohner zu Nutze<text:span text:style-name="T19">n</text:span> gemacht hat. Er ist ein zwielichtiger Charakter und es ist kaum etwas über ihn bekannt. Allerdings ihm eilt ein zweifelhafter Ruf voraus, wo immer er auftaucht g<text:span text:style-name="T18">eschieht ein Unglück</text:span>.</text:p>
      <text:p text:style-name="P19"><text:line-break/><text:span text:style-name="T20">Spannungsaufbau </text:span></text:p>
      <text:p text:style-name="P20"><text:span text:style-name="T21"><text:line-break/>Wie in // erwähnt ist die im Spiel erzählte Geschichte, eine substanziellsten Elemente zur Erschaffung einer Immersion. Um eine möglichst hohe Spannung und dadurch auch eine möglichst Immersion zu kreieren, wurde sich bei der konzeptionellen Strukturierung der Geschichte Innerhalb der einzelnen Levels und der // an dem klassischen Aufbau für Drama nach </text:span>Gustav Freytag <text:span text:style-name="T21"><text:s/>orientiert.<text:line-break/></text:span></text:p>
      <text:p text:style-name="P20"><text:span text:style-name="T22">Frytag definiert dabei einen Spannungsbogen der sich in die 5 Elemente </text:span><text:a xlink:type="simple" xlink:href="http://deacademic.com/dic.nsf/dewiki/419640" text:style-name="Internet_20_link" text:visited-style-name="Visited_20_Internet_20_Link"><text:span text:style-name="T23">Exposition</text:span></text:a><text:span text:style-name="T23"> (Einleitung/Protase)</text:span> </text:p>
      <text:p text:style-name="P21"><text:bookmark text:name="selection_index20"/>Die handelnden Personen werden eingeführt, der dramatische Konflikt kündigt sich an. </text:p>
      <text:list xml:id="list2479227471" text:style-name="L2">
        <text:list-item>
          <text:p text:style-name="P9"><text:bookmark text:name="selection_index21"/><text:span text:style-name="T23">Komplikation (Steigerung/Epitase)</text:span> </text:p>
        </text:list-item>
      </text:list>
      <text:p text:style-name="List_20_Contents"><text:bookmark text:name="selection_index22"/>Steigende Handlung – mit erregendem Moment (Katastase) </text:p>
      <text:p text:style-name="P21"><text:bookmark text:name="selection_index23"/>Die Situation verschärft sich. </text:p>
      <text:list xml:id="list2461522092" text:style-name="L3">
        <text:list-item>
          <text:p text:style-name="P10"><text:bookmark text:name="selection_index24"/><text:a xlink:type="simple" xlink:href="http://deacademic.com/dic.nsf/dewiki/1092104" text:style-name="Internet_20_link" text:visited-style-name="Visited_20_Internet_20_Link"><text:span text:style-name="T23">Peripetie</text:span></text:a><text:span text:style-name="T23"> (Umkehr der Glücksumstände des Helden)</text:span> </text:p>
        </text:list-item>
      </text:list>
      <text:p text:style-name="P21"><text:bookmark text:name="selection_index25"/>Die Handlung erreicht ihren Höhepunkt (<text:span text:style-name="T23">Klimax</text:span>). </text:p>
      <text:list xml:id="list1817050801" text:style-name="L4">
        <text:list-item>
          <text:p text:style-name="P11"><text:bookmark text:name="selection_index26"/><text:a xlink:type="simple" xlink:href="http://deacademic.com/dic.nsf/dewiki/1176733" text:style-name="Internet_20_link" text:visited-style-name="Visited_20_Internet_20_Link"><text:span text:style-name="T23">Retardation</text:span></text:a><text:span text:style-name="T23"> (Verlangsamung)</text:span> </text:p>
        </text:list-item>
      </text:list>
      <text:p text:style-name="List_20_Contents"><text:bookmark text:name="selection_index27"/>Fallende Handlung – mit retardierenden (aufschiebenden, hinhaltenden, verlangsamenden) Momenten </text:p>
      <text:p text:style-name="P21"><text:bookmark text:name="selection_index28"/>Die Handlung verlangsamt sich, um in einer Phase der höchsten Spannung auf die bevorstehende Katastrophe hinzuarbeiten. </text:p>
      <text:list xml:id="list1166447416" text:style-name="L5">
        <text:list-item>
          <text:p text:style-name="P12"><text:bookmark text:name="selection_index29"/>Katastrophe oder Lysis/<text:a xlink:type="simple" xlink:href="http://deacademic.com/dic.nsf/dewiki/315203" text:style-name="Internet_20_link" text:visited-style-name="Visited_20_Internet_20_Link">Dénouement</text:a> </text:p>
          <text:p text:style-name="P12"/>
        </text:list-item>
        <text:list-item>
          <text:p text:style-name="P12"><text:span text:style-name="T22"><text:line-break/>Die Geschichte wurde in verschiedene Level und Geschichtlich Kapitel aufgeteilt. Diese Level werden entsprechen ihres Geschichtlichen Anteils und blablabla nach angeordnet.</text:span></text:p>
        </text:list-item>
      </text:list>
      <text:p text:style-name="P3"/>
      <text:p text:style-name="P5">Dieses Level dient zur Einführung des Spielers in das Setting und den <text:span text:style-name="T9">g</text:span>eschichtlichen Kontext. <text:span text:style-name="T9">Die eigentliche Geschichte wird nur leicht angeschnitten um die Spannung langsam aufzubauen.</text:span><text:line-break/><text:line-break/></text:p>
      <text:p text:style-name="P5"><text:line-break/>Kapitel</text:p>
      <text:p text:style-name="P5"/>
      <text:p text:style-name="P4"><text:span text:style-name="T12">Kapitel </text:span>1. Die Reise beginnt<text:line-break/><text:line-break/><text:soft-page-break/>Die Crew beginnt ihre Reise im Tiefland <text:span text:style-name="T19">von Bengalen</text:span>, <text:span text:style-name="T8">sie werden von dem Kommandanten über das ziehl ihrer Mission informiert. Sie sollen mit dem Dampfschiff flussaufwärts fahren um in das östlichen Grenzgebiet, der Company zu gelangen. Dort sollen sie einen Mann namens Kurz, der dort die örtliche Station leite, ablösen und zurück nach Kalkutta begleiten.</text:span></text:p>
      <text:p text:style-name="P4"/>
      <text:p text:style-name="P4"><text:span text:style-name="T8">Während ihrer Reise durch das Tiefland</text:span> werden sie mit den Auswirkungen der britischen Kolonialherrschaft konfrontiert, Sklaverei, Krieg und der <text:span text:style-name="T8">grassierenden</text:span> Hungersnot, <text:span text:style-name="T4">die zu diesem Zeitpunkt in Bengalen herrscht</text:span>. <text:span text:style-name="T4">Die Crewmitglieder diskutieren, ihre unterschiedlichen Ansichten zu der Situation in Indien und //spieler wird beginnt die anderen Mitglieder der Expedition besser kennen zu lernen. Das Kapitel endet damit, das die Crew ein Bergbaulager, an der Grenze zum Dschungel erreicht. Obwohl in diesem Lager, für die Arbeiter katastrophale Bedingungen herrschen wird dieser Ort, von den europäischen Einwohnern als „letzte Bastion der Zivilisation bezeichnet, da ab hier die äußersten Grenzgebiete der Company und die „Wildnis“ des Dschungels beginnen.</text:span><text:line-break/><text:line-break/><text:span text:style-name="T12">Kapitel </text:span>2. Durch den Dschungel<text:line-break/><text:line-break/>Die Crew fährt bereits einige Tage durch den Dschungel. Durch verschiedene mysteriöse Ereignisse, beginnt die Crew <text:span text:style-name="T11">allmählich </text:span>ihre Mission und deren Hintergründe zu Hinterfragen. <text:span text:style-name="T5">Der Spieler findet immer mehr Informationen über Kurz heraus. Unter anderem das dieser anscheinend einer der erfolgreichsten und effizientesten Mitarbeiter der Company ist. Während des Kapitel, widerfahren der Mannschaft immer wieder Mysteriöse Ereignisse. Nach dem Spannungshöhepunkt, wird <text:s/>z</text:span>u Ende dieses Kapitels, die Mannschaft, über die Hintergründe ihrer Mission aufgeklärt. <text:span text:style-name="T9">Kurz der Stationsleiter, ist scheinbar verrückt geworden, er hat den Kontakt zur Außenwelt abgebrochen und herrscht nun eigenständig mithilfe eines Ansässigen Stammes und seiner ihm treu ergeben Gefolgschaft über das dortige Gebiet. Die Mitglieder erfahren durch den Ranger, der anscheinend als einziger neben dem Kommandanten komplett in die Mission eingeweiht ist, das aufgrund der radikalen Vorgehensweise der Company und der daraus resultierenden Hungersnot, die britische Regierung einen Untersuchungs-Ausschuss einberufen hat um über das weitere Schicksal der East-India-Kompanie zu entscheiden. Da Kurz schon vor seinem Verschwinden, aufgrund seiner radikalen und rücksichtslosen Methoden zur Gewinnung von Profit, selbst für die Verhältnise der Company, einen Zweifelhaften Ruf besaß, soll dem Treiben Kurz nun ein Ende gesetzt werden, bevor die britische Regierung näheres über ihn und seine radikalen Methoden herausfindet und dies gegen die Company verwenden könnte.</text:span></text:p>
      <text:p text:style-name="P4"/>
      <text:p text:style-name="P2"><text:span text:style-name="T10">Der Kommandant will die Mission, aufgrund des hohen Risikos abbrechen,</text:span> <text:span text:style-name="T10">woraufhin er</text:span> <text:s/>durch den Ranger, seines Kommandos enthoben wird.</text:p>
      <text:p text:style-name="P1"/>
      <text:p text:style-name="P1"><text:span text:style-name="T12">Kapitel 3</text:span>. Das Herz der Finsternis<text:line-break/><text:line-break/>Im tiefsten Dschungel wird die Crew mit den Folgen, von Kurz <text:span text:style-name="T10">begangenen</text:span> <text:span text:style-name="T10">Gräueltaten</text:span> <text:span text:style-name="T10">konfrontiert.</text:span></text:p>
      <text:p text:style-name="P1">Sie treffen auf verwaiste Dörfer und werden Zeuge, wie Kurz Männer ein Dorf attackieren und Plündern. Kurz darauf wird das Schiff angegriffen und je nach bisherigem Spielverlauf <text:span text:style-name="T10">werden</text:span>, eines, oder mehrere der Besatzungsmitglieder getötet. </text:p>
      <text:p text:style-name="P1"><text:span text:style-name="T10">I</text:span>m Finale des Spiels <text:span text:style-name="T10">trifft die Mannschaft </text:span>auf Kurz Stützpunkt, in welchem dieser seine erbeuteten Schätze <text:span text:style-name="T1">hortet. Um den Stützpunkt hat sich eine große Zahl der Einheimischen gesammelt, die Kurz als Gott verehren und ihn Treu ergeben sind. Die Mitglieder der Crew werden zu Kurz geführt und finden heraus, dass dieser im Sterben liegt. Die Crew führt mit Kurz ein Gespräch und dieser scheint bestens informiert über die Crew zu sein, insbesondere über den Ranger. Er bittet den Ranger, ihn zu töten und an seinen Platz als Herrscher einzunehmen um sein Werk fortzuführen. Je nach bisherigen Verlauf, ist eines der drei folgenden Enden möglich:</text:span></text:p>
      <text:p text:style-name="P1"/>
      <text:p text:style-name="P6"><text:soft-page-break/>Ende 1</text:p>
      <text:p text:style-name="P6"/>
      <text:p text:style-name="P6">Der Ranger widersteht auf zureden des Spielers dem Angebot von kurz und die Crew verlässt widerstandslos zusammen mit Kurz, das Lager. Auf der Rückfahrt verstirbt Kurz mit den Worten „Das Grauen … das Grauen!“ <text:span text:style-name="T11">Bei der Ankunft in Madras werden sie bereits von Mitarbeitern des Untersuchungsausschusses empfangen. In der letzten Szene erfahren wir, das es sich bei der erlebten Geschichte um die Erzählung des Schreibers handelt, der diese vor einem Gericht schildert.</text:span></text:p>
      <text:p text:style-name="P6"/>
      <text:p text:style-name="P6">Ende 2 </text:p>
      <text:p text:style-name="P6">Der Ranger <text:span text:style-name="T2">Verfällt dem Angebot und tötet Kurz, daraufhin wird er von der Gefolgschaft ihrem Neuen Herrscher erkoren. Die restliche Mannschaft kann diesem <text:s/>Vorgang nur tatenlos zusehen, da sie in der Unterzahl sind. Der Ranger lässt darauf die restlichen Charaktere zusammen, mit Kurz Beute gehen, mit der Aufforderung, sie mögen nie wieder kehren. Zurück in der Heimat erfreuen sich die Mitarbeiter der Company an der mitgebrachten Beute, teilen der Mannschaft allerdings unter der Androhung von Strafe mit, das diese Geschichte nie an die Öffentlichkeit gelangen darf.</text:span></text:p>
      <text:p text:style-name="P7"/>
      <text:p text:style-name="P7">Ende 3, </text:p>
      <text:p text:style-name="P7"><text:span text:style-name="T11">Selbiges</text:span> Ende wie Ende 2, mit dem Unterschied, das der Ranger die Mannschaft mit Gewalt festhalten lässt. Sie dürfen den Dschungel n<text:span text:style-name="T12">icht </text:span>verlassen, aus Furcht, sie könnten <text:span text:style-name="T12">das erlebte</text:span> weitererzähle<text:span text:style-name="T12">n</text:span>. In der letzten Szene erfahren wir, das es sich bei der erzählten Geschichte um die Aufzeichnungen des Schreibers handelt, die von einem Trupp Forscher in der Gegenwart gefunden wird. <text:span text:style-name="T3">Über den Verbleib, der Mannschaft, wird der Spieler im Unklaren gelassen.</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0:16:12.993000000</meta:creation-date>
    <dc:date>2018-01-22T23:27:18.459000000</dc:date>
    <meta:editing-duration>PT6H45M50S</meta:editing-duration>
    <meta:editing-cycles>21</meta:editing-cycles>
    <meta:generator>LibreOffice/5.3.7.2$Windows_X86_64 LibreOffice_project/6b8ed514a9f8b44d37a1b96673cbbdd077e24059</meta:generator>
    <meta:document-statistic meta:table-count="0" meta:image-count="0" meta:object-count="0" meta:page-count="4" meta:paragraph-count="46" meta:word-count="1395" meta:character-count="9879" meta:non-whitespace-character-count="8498"/>
  </office:meta>
</office:document-meta>
</file>